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181cm" svg:height="11.351cm" svg:x="8.238cm" svg:y="2.635cm">
            <draw:object draw:notify-on-update-of-ranges="Sheet1.A2:Sheet1.A120 Sheet1.B1:Sheet1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formula="of:=[.A2]-0.05" office:value-type="float" office:value="-2.95" calcext:value-type="float">
            <text:p>-2.95</text:p>
          </table:table-cell>
          <table:table-cell table:formula="of:=1/(1+EXP(-1*[.A1]))" office:value-type="float" office:value="0.0497365115585568" calcext:value-type="float">
            <text:p>0.0497365115585568</text:p>
          </table:table-cell>
        </table:table-row>
        <table:table-row table:style-name="ro1">
          <table:table-cell table:formula="of:=[.A3]-0.05" office:value-type="float" office:value="-2.9" calcext:value-type="float">
            <text:p>-2.9</text:p>
          </table:table-cell>
          <table:table-cell table:formula="of:=1/(1+EXP(-1*[.A2]))" office:value-type="float" office:value="0.0521535630784179" calcext:value-type="float">
            <text:p>0.0521535630784179</text:p>
          </table:table-cell>
        </table:table-row>
        <table:table-row table:style-name="ro1">
          <table:table-cell table:formula="of:=[.A4]-0.05" office:value-type="float" office:value="-2.85" calcext:value-type="float">
            <text:p>-2.85</text:p>
          </table:table-cell>
          <table:table-cell table:formula="of:=1/(1+EXP(-1*[.A3]))" office:value-type="float" office:value="0.0546813172159409" calcext:value-type="float">
            <text:p>0.0546813172159409</text:p>
          </table:table-cell>
        </table:table-row>
        <table:table-row table:style-name="ro1">
          <table:table-cell table:formula="of:=[.A5]-0.05" office:value-type="float" office:value="-2.8" calcext:value-type="float">
            <text:p>-2.8</text:p>
          </table:table-cell>
          <table:table-cell table:formula="of:=1/(1+EXP(-1*[.A4]))" office:value-type="float" office:value="0.0573241758988689" calcext:value-type="float">
            <text:p>0.0573241758988689</text:p>
          </table:table-cell>
        </table:table-row>
        <table:table-row table:style-name="ro1">
          <table:table-cell table:formula="of:=[.A6]-0.05" office:value-type="float" office:value="-2.75" calcext:value-type="float">
            <text:p>-2.75</text:p>
          </table:table-cell>
          <table:table-cell table:formula="of:=1/(1+EXP(-1*[.A5]))" office:value-type="float" office:value="0.0600866501740077" calcext:value-type="float">
            <text:p>0.0600866501740077</text:p>
          </table:table-cell>
        </table:table-row>
        <table:table-row table:style-name="ro1">
          <table:table-cell table:formula="of:=[.A7]-0.05" office:value-type="float" office:value="-2.7" calcext:value-type="float">
            <text:p>-2.7</text:p>
          </table:table-cell>
          <table:table-cell table:formula="of:=1/(1+EXP(-1*[.A6]))" office:value-type="float" office:value="0.0629733560569966" calcext:value-type="float">
            <text:p>0.0629733560569966</text:p>
          </table:table-cell>
        </table:table-row>
        <table:table-row table:style-name="ro1">
          <table:table-cell table:formula="of:=[.A8]-0.05" office:value-type="float" office:value="-2.65" calcext:value-type="float">
            <text:p>-2.65</text:p>
          </table:table-cell>
          <table:table-cell table:formula="of:=1/(1+EXP(-1*[.A7]))" office:value-type="float" office:value="0.0659890094912189" calcext:value-type="float">
            <text:p>0.0659890094912189</text:p>
          </table:table-cell>
        </table:table-row>
        <table:table-row table:style-name="ro1">
          <table:table-cell table:formula="of:=[.A9]-0.05" office:value-type="float" office:value="-2.6" calcext:value-type="float">
            <text:p>-2.6</text:p>
          </table:table-cell>
          <table:table-cell table:formula="of:=1/(1+EXP(-1*[.A8]))" office:value-type="float" office:value="0.0691384203433469" calcext:value-type="float">
            <text:p>0.0691384203433469</text:p>
          </table:table-cell>
        </table:table-row>
        <table:table-row table:style-name="ro1">
          <table:table-cell table:formula="of:=[.A10]-0.05" office:value-type="float" office:value="-2.55" calcext:value-type="float">
            <text:p>-2.55</text:p>
          </table:table-cell>
          <table:table-cell table:formula="of:=1/(1+EXP(-1*[.A9]))" office:value-type="float" office:value="0.0724264853615178" calcext:value-type="float">
            <text:p>0.0724264853615178</text:p>
          </table:table-cell>
        </table:table-row>
        <table:table-row table:style-name="ro1">
          <table:table-cell table:formula="of:=[.A11]-0.05" office:value-type="float" office:value="-2.5" calcext:value-type="float">
            <text:p>-2.5</text:p>
          </table:table-cell>
          <table:table-cell table:formula="of:=1/(1+EXP(-1*[.A10]))" office:value-type="float" office:value="0.0758581800212436" calcext:value-type="float">
            <text:p>0.0758581800212436</text:p>
          </table:table-cell>
        </table:table-row>
        <table:table-row table:style-name="ro1">
          <table:table-cell table:formula="of:=[.A12]-0.05" office:value-type="float" office:value="-2.45" calcext:value-type="float">
            <text:p>-2.45</text:p>
          </table:table-cell>
          <table:table-cell table:formula="of:=1/(1+EXP(-1*[.A11]))" office:value-type="float" office:value="0.0794385491839784" calcext:value-type="float">
            <text:p>0.0794385491839784</text:p>
          </table:table-cell>
        </table:table-row>
        <table:table-row table:style-name="ro1">
          <table:table-cell table:formula="of:=[.A13]-0.05" office:value-type="float" office:value="-2.4" calcext:value-type="float">
            <text:p>-2.4</text:p>
          </table:table-cell>
          <table:table-cell table:formula="of:=1/(1+EXP(-1*[.A12]))" office:value-type="float" office:value="0.0831726964939224" calcext:value-type="float">
            <text:p>0.0831726964939224</text:p>
          </table:table-cell>
        </table:table-row>
        <table:table-row table:style-name="ro1">
          <table:table-cell table:formula="of:=[.A14]-0.05" office:value-type="float" office:value="-2.35" calcext:value-type="float">
            <text:p>-2.35</text:p>
          </table:table-cell>
          <table:table-cell table:formula="of:=1/(1+EXP(-1*[.A13]))" office:value-type="float" office:value="0.0870657724402713" calcext:value-type="float">
            <text:p>0.0870657724402713</text:p>
          </table:table-cell>
        </table:table-row>
        <table:table-row table:style-name="ro1">
          <table:table-cell table:formula="of:=[.A15]-0.05" office:value-type="float" office:value="-2.3" calcext:value-type="float">
            <text:p>-2.3</text:p>
          </table:table-cell>
          <table:table-cell table:formula="of:=1/(1+EXP(-1*[.A14]))" office:value-type="float" office:value="0.0911229610148562" calcext:value-type="float">
            <text:p>0.0911229610148562</text:p>
          </table:table-cell>
        </table:table-row>
        <table:table-row table:style-name="ro1">
          <table:table-cell table:formula="of:=[.A16]-0.05" office:value-type="float" office:value="-2.25" calcext:value-type="float">
            <text:p>-2.25</text:p>
          </table:table-cell>
          <table:table-cell table:formula="of:=1/(1+EXP(-1*[.A15]))" office:value-type="float" office:value="0.0953494648991095" calcext:value-type="float">
            <text:p>0.0953494648991095</text:p>
          </table:table-cell>
        </table:table-row>
        <table:table-row table:style-name="ro1">
          <table:table-cell table:formula="of:=[.A17]-0.05" office:value-type="float" office:value="-2.2" calcext:value-type="float">
            <text:p>-2.2</text:p>
          </table:table-cell>
          <table:table-cell table:formula="of:=1/(1+EXP(-1*[.A16]))" office:value-type="float" office:value="0.0997504891196851" calcext:value-type="float">
            <text:p>0.0997504891196851</text:p>
          </table:table-cell>
        </table:table-row>
        <table:table-row table:style-name="ro1">
          <table:table-cell table:formula="of:=[.A18]-0.05" office:value-type="float" office:value="-2.15" calcext:value-type="float">
            <text:p>-2.15</text:p>
          </table:table-cell>
          <table:table-cell table:formula="of:=1/(1+EXP(-1*[.A17]))" office:value-type="float" office:value="0.104331223119001" calcext:value-type="float">
            <text:p>0.104331223119001</text:p>
          </table:table-cell>
        </table:table-row>
        <table:table-row table:style-name="ro1">
          <table:table-cell table:formula="of:=[.A19]-0.05" office:value-type="float" office:value="-2.1" calcext:value-type="float">
            <text:p>-2.1</text:p>
          </table:table-cell>
          <table:table-cell table:formula="of:=1/(1+EXP(-1*[.A18]))" office:value-type="float" office:value="0.109096821195613" calcext:value-type="float">
            <text:p>0.109096821195613</text:p>
          </table:table-cell>
        </table:table-row>
        <table:table-row table:style-name="ro1">
          <table:table-cell table:formula="of:=[.A20]-0.05" office:value-type="float" office:value="-2.05" calcext:value-type="float">
            <text:p>-2.05</text:p>
          </table:table-cell>
          <table:table-cell table:formula="of:=1/(1+EXP(-1*[.A19]))" office:value-type="float" office:value="0.114052381279791" calcext:value-type="float">
            <text:p>0.114052381279791</text:p>
          </table:table-cell>
        </table:table-row>
        <table:table-row table:style-name="ro1">
          <table:table-cell table:formula="of:=[.A21]-0.05" office:value-type="float" office:value="-2" calcext:value-type="float">
            <text:p>-2</text:p>
          </table:table-cell>
          <table:table-cell table:formula="of:=1/(1+EXP(-1*[.A20]))" office:value-type="float" office:value="0.119202922022117" calcext:value-type="float">
            <text:p>0.119202922022117</text:p>
          </table:table-cell>
        </table:table-row>
        <table:table-row table:style-name="ro1">
          <table:table-cell table:formula="of:=[.A22]-0.05" office:value-type="float" office:value="-1.95" calcext:value-type="float">
            <text:p>-1.95</text:p>
          </table:table-cell>
          <table:table-cell table:formula="of:=1/(1+EXP(-1*[.A21]))" office:value-type="float" office:value="0.124553358187416" calcext:value-type="float">
            <text:p>0.124553358187416</text:p>
          </table:table-cell>
        </table:table-row>
        <table:table-row table:style-name="ro1">
          <table:table-cell table:formula="of:=[.A23]-0.05" office:value-type="float" office:value="-1.9" calcext:value-type="float">
            <text:p>-1.9</text:p>
          </table:table-cell>
          <table:table-cell table:formula="of:=1/(1+EXP(-1*[.A22]))" office:value-type="float" office:value="0.130108474362998" calcext:value-type="float">
            <text:p>0.130108474362998</text:p>
          </table:table-cell>
        </table:table-row>
        <table:table-row table:style-name="ro1">
          <table:table-cell table:formula="of:=[.A24]-0.05" office:value-type="float" office:value="-1.85" calcext:value-type="float">
            <text:p>-1.85</text:p>
          </table:table-cell>
          <table:table-cell table:formula="of:=1/(1+EXP(-1*[.A23]))" office:value-type="float" office:value="0.135872897009094" calcext:value-type="float">
            <text:p>0.135872897009094</text:p>
          </table:table-cell>
        </table:table-row>
        <table:table-row table:style-name="ro1">
          <table:table-cell table:formula="of:=[.A25]-0.05" office:value-type="float" office:value="-1.8" calcext:value-type="float">
            <text:p>-1.8</text:p>
          </table:table-cell>
          <table:table-cell table:formula="of:=1/(1+EXP(-1*[.A24]))" office:value-type="float" office:value="0.141851064900488" calcext:value-type="float">
            <text:p>0.141851064900488</text:p>
          </table:table-cell>
        </table:table-row>
        <table:table-row table:style-name="ro1">
          <table:table-cell table:formula="of:=[.A26]-0.05" office:value-type="float" office:value="-1.75" calcext:value-type="float">
            <text:p>-1.75</text:p>
          </table:table-cell>
          <table:table-cell table:formula="of:=1/(1+EXP(-1*[.A25]))" office:value-type="float" office:value="0.148047198031689" calcext:value-type="float">
            <text:p>0.148047198031689</text:p>
          </table:table-cell>
        </table:table-row>
        <table:table-row table:style-name="ro1">
          <table:table-cell table:formula="of:=[.A27]-0.05" office:value-type="float" office:value="-1.7" calcext:value-type="float">
            <text:p>-1.7</text:p>
          </table:table-cell>
          <table:table-cell table:formula="of:=1/(1+EXP(-1*[.A26]))" office:value-type="float" office:value="0.154465265083535" calcext:value-type="float">
            <text:p>0.154465265083535</text:p>
          </table:table-cell>
        </table:table-row>
        <table:table-row table:style-name="ro1">
          <table:table-cell table:formula="of:=[.A28]-0.05" office:value-type="float" office:value="-1.65" calcext:value-type="float">
            <text:p>-1.65</text:p>
          </table:table-cell>
          <table:table-cell table:formula="of:=1/(1+EXP(-1*[.A27]))" office:value-type="float" office:value="0.161108949576585" calcext:value-type="float">
            <text:p>0.161108949576585</text:p>
          </table:table-cell>
        </table:table-row>
        <table:table-row table:style-name="ro1">
          <table:table-cell table:formula="of:=[.A29]-0.05" office:value-type="float" office:value="-1.6" calcext:value-type="float">
            <text:p>-1.6</text:p>
          </table:table-cell>
          <table:table-cell table:formula="of:=1/(1+EXP(-1*[.A28]))" office:value-type="float" office:value="0.167981614866075" calcext:value-type="float">
            <text:p>0.167981614866075</text:p>
          </table:table-cell>
        </table:table-row>
        <table:table-row table:style-name="ro1">
          <table:table-cell table:formula="of:=[.A30]-0.05" office:value-type="float" office:value="-1.55" calcext:value-type="float">
            <text:p>-1.55</text:p>
          </table:table-cell>
          <table:table-cell table:formula="of:=1/(1+EXP(-1*[.A29]))" office:value-type="float" office:value="0.17508626816404" calcext:value-type="float">
            <text:p>0.17508626816404</text:p>
          </table:table-cell>
        </table:table-row>
        <table:table-row table:style-name="ro1">
          <table:table-cell table:formula="of:=[.A31]-0.05" office:value-type="float" office:value="-1.5" calcext:value-type="float">
            <text:p>-1.5</text:p>
          </table:table-cell>
          <table:table-cell table:formula="of:=1/(1+EXP(-1*[.A30]))" office:value-type="float" office:value="0.182425523806356" calcext:value-type="float">
            <text:p>0.182425523806356</text:p>
          </table:table-cell>
        </table:table-row>
        <table:table-row table:style-name="ro1">
          <table:table-cell table:formula="of:=[.A32]-0.05" office:value-type="float" office:value="-1.45" calcext:value-type="float">
            <text:p>-1.45</text:p>
          </table:table-cell>
          <table:table-cell table:formula="of:=1/(1+EXP(-1*[.A31]))" office:value-type="float" office:value="0.190001566015313" calcext:value-type="float">
            <text:p>0.190001566015313</text:p>
          </table:table-cell>
        </table:table-row>
        <table:table-row table:style-name="ro1">
          <table:table-cell table:formula="of:=[.A33]-0.05" office:value-type="float" office:value="-1.4" calcext:value-type="float">
            <text:p>-1.4</text:p>
          </table:table-cell>
          <table:table-cell table:formula="of:=1/(1+EXP(-1*[.A32]))" office:value-type="float" office:value="0.197816111441418" calcext:value-type="float">
            <text:p>0.197816111441418</text:p>
          </table:table-cell>
        </table:table-row>
        <table:table-row table:style-name="ro1">
          <table:table-cell table:formula="of:=[.A34]-0.05" office:value-type="float" office:value="-1.35" calcext:value-type="float">
            <text:p>-1.35</text:p>
          </table:table-cell>
          <table:table-cell table:formula="of:=1/(1+EXP(-1*[.A33]))" office:value-type="float" office:value="0.205870371800947" calcext:value-type="float">
            <text:p>0.205870371800947</text:p>
          </table:table-cell>
        </table:table-row>
        <table:table-row table:style-name="ro1">
          <table:table-cell table:formula="of:=[.A35]-0.05" office:value-type="float" office:value="-1.3" calcext:value-type="float">
            <text:p>-1.3</text:p>
          </table:table-cell>
          <table:table-cell table:formula="of:=1/(1+EXP(-1*[.A34]))" office:value-type="float" office:value="0.214165016957441" calcext:value-type="float">
            <text:p>0.214165016957441</text:p>
          </table:table-cell>
        </table:table-row>
        <table:table-row table:style-name="ro1">
          <table:table-cell table:formula="of:=[.A36]-0.05" office:value-type="float" office:value="-1.25" calcext:value-type="float">
            <text:p>-1.25</text:p>
          </table:table-cell>
          <table:table-cell table:formula="of:=1/(1+EXP(-1*[.A35]))" office:value-type="float" office:value="0.222700138825309" calcext:value-type="float">
            <text:p>0.222700138825309</text:p>
          </table:table-cell>
        </table:table-row>
        <table:table-row table:style-name="ro1">
          <table:table-cell table:formula="of:=[.A37]-0.05" office:value-type="float" office:value="-1.2" calcext:value-type="float">
            <text:p>-1.2</text:p>
          </table:table-cell>
          <table:table-cell table:formula="of:=1/(1+EXP(-1*[.A36]))" office:value-type="float" office:value="0.231475216500982" calcext:value-type="float">
            <text:p>0.231475216500982</text:p>
          </table:table-cell>
        </table:table-row>
        <table:table-row table:style-name="ro1">
          <table:table-cell table:formula="of:=[.A38]-0.05" office:value-type="float" office:value="-1.15" calcext:value-type="float">
            <text:p>-1.15</text:p>
          </table:table-cell>
          <table:table-cell table:formula="of:=1/(1+EXP(-1*[.A37]))" office:value-type="float" office:value="0.240489083050889" calcext:value-type="float">
            <text:p>0.240489083050889</text:p>
          </table:table-cell>
        </table:table-row>
        <table:table-row table:style-name="ro1">
          <table:table-cell table:formula="of:=[.A39]-0.05" office:value-type="float" office:value="-1.1" calcext:value-type="float">
            <text:p>-1.1</text:p>
          </table:table-cell>
          <table:table-cell table:formula="of:=1/(1+EXP(-1*[.A38]))" office:value-type="float" office:value="0.249739894404882" calcext:value-type="float">
            <text:p>0.249739894404882</text:p>
          </table:table-cell>
        </table:table-row>
        <table:table-row table:style-name="ro1">
          <table:table-cell table:formula="of:=[.A40]-0.05" office:value-type="float" office:value="-1.05" calcext:value-type="float">
            <text:p>-1.05</text:p>
          </table:table-cell>
          <table:table-cell table:formula="of:=1/(1+EXP(-1*[.A39]))" office:value-type="float" office:value="0.259225100817846" calcext:value-type="float">
            <text:p>0.259225100817846</text:p>
          </table:table-cell>
        </table:table-row>
        <table:table-row table:style-name="ro1">
          <table:table-cell table:formula="of:=[.A41]-0.05" office:value-type="float" office:value="-1" calcext:value-type="float">
            <text:p>-1</text:p>
          </table:table-cell>
          <table:table-cell table:formula="of:=1/(1+EXP(-1*[.A40]))" office:value-type="float" office:value="0.268941421369995" calcext:value-type="float">
            <text:p>0.268941421369995</text:p>
          </table:table-cell>
        </table:table-row>
        <table:table-row table:style-name="ro1">
          <table:table-cell table:formula="of:=[.A42]-0.05" office:value-type="float" office:value="-0.95" calcext:value-type="float">
            <text:p>-0.95</text:p>
          </table:table-cell>
          <table:table-cell table:formula="of:=1/(1+EXP(-1*[.A41]))" office:value-type="float" office:value="0.278884821977137" calcext:value-type="float">
            <text:p>0.278884821977137</text:p>
          </table:table-cell>
        </table:table-row>
        <table:table-row table:style-name="ro1">
          <table:table-cell table:formula="of:=[.A43]-0.05" office:value-type="float" office:value="-0.9" calcext:value-type="float">
            <text:p>-0.9</text:p>
          </table:table-cell>
          <table:table-cell table:formula="of:=1/(1+EXP(-1*[.A42]))" office:value-type="float" office:value="0.289050497374996" calcext:value-type="float">
            <text:p>0.289050497374996</text:p>
          </table:table-cell>
        </table:table-row>
        <table:table-row table:style-name="ro1">
          <table:table-cell table:formula="of:=[.A44]-0.05" office:value-type="float" office:value="-0.85" calcext:value-type="float">
            <text:p>-0.85</text:p>
          </table:table-cell>
          <table:table-cell table:formula="of:=1/(1+EXP(-1*[.A43]))" office:value-type="float" office:value="0.299432857526027" calcext:value-type="float">
            <text:p>0.299432857526027</text:p>
          </table:table-cell>
        </table:table-row>
        <table:table-row table:style-name="ro1">
          <table:table-cell table:formula="of:=[.A45]-0.05" office:value-type="float" office:value="-0.8" calcext:value-type="float">
            <text:p>-0.8</text:p>
          </table:table-cell>
          <table:table-cell table:formula="of:=1/(1+EXP(-1*[.A44]))" office:value-type="float" office:value="0.310025518872388" calcext:value-type="float">
            <text:p>0.310025518872388</text:p>
          </table:table-cell>
        </table:table-row>
        <table:table-row table:style-name="ro1">
          <table:table-cell table:formula="of:=[.A46]-0.05" office:value-type="float" office:value="-0.75" calcext:value-type="float">
            <text:p>-0.75</text:p>
          </table:table-cell>
          <table:table-cell table:formula="of:=1/(1+EXP(-1*[.A45]))" office:value-type="float" office:value="0.320821300824607" calcext:value-type="float">
            <text:p>0.320821300824607</text:p>
          </table:table-cell>
        </table:table-row>
        <table:table-row table:style-name="ro1">
          <table:table-cell table:formula="of:=[.A47]-0.05" office:value-type="float" office:value="-0.7" calcext:value-type="float">
            <text:p>-0.7</text:p>
          </table:table-cell>
          <table:table-cell table:formula="of:=1/(1+EXP(-1*[.A46]))" office:value-type="float" office:value="0.331812227831834" calcext:value-type="float">
            <text:p>0.331812227831834</text:p>
          </table:table-cell>
        </table:table-row>
        <table:table-row table:style-name="ro1">
          <table:table-cell table:formula="of:=[.A48]-0.05" office:value-type="float" office:value="-0.65" calcext:value-type="float">
            <text:p>-0.65</text:p>
          </table:table-cell>
          <table:table-cell table:formula="of:=1/(1+EXP(-1*[.A47]))" office:value-type="float" office:value="0.342989537326501" calcext:value-type="float">
            <text:p>0.342989537326501</text:p>
          </table:table-cell>
        </table:table-row>
        <table:table-row table:style-name="ro1">
          <table:table-cell table:formula="of:=[.A49]-0.05" office:value-type="float" office:value="-0.6" calcext:value-type="float">
            <text:p>-0.6</text:p>
          </table:table-cell>
          <table:table-cell table:formula="of:=1/(1+EXP(-1*[.A48]))" office:value-type="float" office:value="0.354343693774205" calcext:value-type="float">
            <text:p>0.354343693774205</text:p>
          </table:table-cell>
        </table:table-row>
        <table:table-row table:style-name="ro1">
          <table:table-cell table:formula="of:=[.A50]-0.05" office:value-type="float" office:value="-0.55" calcext:value-type="float">
            <text:p>-0.55</text:p>
          </table:table-cell>
          <table:table-cell table:formula="of:=1/(1+EXP(-1*[.A49]))" office:value-type="float" office:value="0.365864408989199" calcext:value-type="float">
            <text:p>0.365864408989199</text:p>
          </table:table-cell>
        </table:table-row>
        <table:table-row table:style-name="ro1">
          <table:table-cell table:formula="of:=[.A51]-0.05" office:value-type="float" office:value="-0.5" calcext:value-type="float">
            <text:p>-0.5</text:p>
          </table:table-cell>
          <table:table-cell table:formula="of:=1/(1+EXP(-1*[.A50]))" office:value-type="float" office:value="0.377540668798145" calcext:value-type="float">
            <text:p>0.377540668798145</text:p>
          </table:table-cell>
        </table:table-row>
        <table:table-row table:style-name="ro1">
          <table:table-cell table:formula="of:=[.A52]-0.05" office:value-type="float" office:value="-0.45" calcext:value-type="float">
            <text:p>-0.45</text:p>
          </table:table-cell>
          <table:table-cell table:formula="of:=1/(1+EXP(-1*[.A51]))" office:value-type="float" office:value="0.389360766050778" calcext:value-type="float">
            <text:p>0.389360766050778</text:p>
          </table:table-cell>
        </table:table-row>
        <table:table-row table:style-name="ro1">
          <table:table-cell table:formula="of:=[.A53]-0.05" office:value-type="float" office:value="-0.4" calcext:value-type="float">
            <text:p>-0.4</text:p>
          </table:table-cell>
          <table:table-cell table:formula="of:=1/(1+EXP(-1*[.A52]))" office:value-type="float" office:value="0.401312339887548" calcext:value-type="float">
            <text:p>0.401312339887548</text:p>
          </table:table-cell>
        </table:table-row>
        <table:table-row table:style-name="ro1">
          <table:table-cell table:formula="of:=[.A54]-0.05" office:value-type="float" office:value="-0.35" calcext:value-type="float">
            <text:p>-0.35</text:p>
          </table:table-cell>
          <table:table-cell table:formula="of:=1/(1+EXP(-1*[.A53]))" office:value-type="float" office:value="0.41338242108267" calcext:value-type="float">
            <text:p>0.41338242108267</text:p>
          </table:table-cell>
        </table:table-row>
        <table:table-row table:style-name="ro1">
          <table:table-cell table:formula="of:=[.A55]-0.05" office:value-type="float" office:value="-0.3" calcext:value-type="float">
            <text:p>-0.3</text:p>
          </table:table-cell>
          <table:table-cell table:formula="of:=1/(1+EXP(-1*[.A54]))" office:value-type="float" office:value="0.425557483188341" calcext:value-type="float">
            <text:p>0.425557483188341</text:p>
          </table:table-cell>
        </table:table-row>
        <table:table-row table:style-name="ro1">
          <table:table-cell table:formula="of:=[.A56]-0.05" office:value-type="float" office:value="-0.25" calcext:value-type="float">
            <text:p>-0.25</text:p>
          </table:table-cell>
          <table:table-cell table:formula="of:=1/(1+EXP(-1*[.A55]))" office:value-type="float" office:value="0.437823499114202" calcext:value-type="float">
            <text:p>0.437823499114202</text:p>
          </table:table-cell>
        </table:table-row>
        <table:table-row table:style-name="ro1">
          <table:table-cell table:formula="of:=[.A57]-0.05" office:value-type="float" office:value="-0.2" calcext:value-type="float">
            <text:p>-0.2</text:p>
          </table:table-cell>
          <table:table-cell table:formula="of:=1/(1+EXP(-1*[.A56]))" office:value-type="float" office:value="0.450166002687522" calcext:value-type="float">
            <text:p>0.450166002687522</text:p>
          </table:table-cell>
        </table:table-row>
        <table:table-row table:style-name="ro1">
          <table:table-cell table:formula="of:=[.A58]-0.05" office:value-type="float" office:value="-0.15" calcext:value-type="float">
            <text:p>-0.15</text:p>
          </table:table-cell>
          <table:table-cell table:formula="of:=1/(1+EXP(-1*[.A57]))" office:value-type="float" office:value="0.46257015465625" calcext:value-type="float">
            <text:p>0.46257015465625</text:p>
          </table:table-cell>
        </table:table-row>
        <table:table-row table:style-name="ro1">
          <table:table-cell table:formula="of:=[.A59]-0.05" office:value-type="float" office:value="-0.1" calcext:value-type="float">
            <text:p>-0.1</text:p>
          </table:table-cell>
          <table:table-cell table:formula="of:=1/(1+EXP(-1*[.A58]))" office:value-type="float" office:value="0.47502081252106" calcext:value-type="float">
            <text:p>0.47502081252106</text:p>
          </table:table-cell>
        </table:table-row>
        <table:table-row table:style-name="ro1">
          <table:table-cell table:formula="of:=[.A60]-0.05" office:value-type="float" office:value="-0.05" calcext:value-type="float">
            <text:p>-0.05</text:p>
          </table:table-cell>
          <table:table-cell table:formula="of:=1/(1+EXP(-1*[.A59]))" office:value-type="float" office:value="0.48750260351579" calcext:value-type="float">
            <text:p>0.48750260351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1+EXP(-1*[.A60]))" office:value-type="float" office:value="0.5" calcext:value-type="float">
            <text:p>0.5</text:p>
          </table:table-cell>
        </table:table-row>
        <table:table-row table:style-name="ro1">
          <table:table-cell table:formula="of:=[.A60]+0.05" office:value-type="float" office:value="0.05" calcext:value-type="float">
            <text:p>0.05</text:p>
          </table:table-cell>
          <table:table-cell table:formula="of:=1/(1+EXP(-1*[.A61]))" office:value-type="float" office:value="0.51249739648421" calcext:value-type="float">
            <text:p>0.51249739648421</text:p>
          </table:table-cell>
        </table:table-row>
        <table:table-row table:style-name="ro1">
          <table:table-cell table:formula="of:=[.A61]+0.05" office:value-type="float" office:value="0.1" calcext:value-type="float">
            <text:p>0.1</text:p>
          </table:table-cell>
          <table:table-cell table:formula="of:=1/(1+EXP(-1*[.A62]))" office:value-type="float" office:value="0.52497918747894" calcext:value-type="float">
            <text:p>0.52497918747894</text:p>
          </table:table-cell>
        </table:table-row>
        <table:table-row table:style-name="ro1">
          <table:table-cell table:formula="of:=[.A62]+0.05" office:value-type="float" office:value="0.15" calcext:value-type="float">
            <text:p>0.15</text:p>
          </table:table-cell>
          <table:table-cell table:formula="of:=1/(1+EXP(-1*[.A63]))" office:value-type="float" office:value="0.53742984534375" calcext:value-type="float">
            <text:p>0.53742984534375</text:p>
          </table:table-cell>
        </table:table-row>
        <table:table-row table:style-name="ro1">
          <table:table-cell table:formula="of:=[.A63]+0.05" office:value-type="float" office:value="0.2" calcext:value-type="float">
            <text:p>0.2</text:p>
          </table:table-cell>
          <table:table-cell table:formula="of:=1/(1+EXP(-1*[.A64]))" office:value-type="float" office:value="0.549833997312478" calcext:value-type="float">
            <text:p>0.549833997312478</text:p>
          </table:table-cell>
        </table:table-row>
        <table:table-row table:style-name="ro1">
          <table:table-cell table:formula="of:=[.A64]+0.05" office:value-type="float" office:value="0.25" calcext:value-type="float">
            <text:p>0.25</text:p>
          </table:table-cell>
          <table:table-cell table:formula="of:=1/(1+EXP(-1*[.A65]))" office:value-type="float" office:value="0.562176500885798" calcext:value-type="float">
            <text:p>0.562176500885798</text:p>
          </table:table-cell>
        </table:table-row>
        <table:table-row table:style-name="ro1">
          <table:table-cell table:formula="of:=[.A65]+0.05" office:value-type="float" office:value="0.3" calcext:value-type="float">
            <text:p>0.3</text:p>
          </table:table-cell>
          <table:table-cell table:formula="of:=1/(1+EXP(-1*[.A66]))" office:value-type="float" office:value="0.574442516811659" calcext:value-type="float">
            <text:p>0.574442516811659</text:p>
          </table:table-cell>
        </table:table-row>
        <table:table-row table:style-name="ro1">
          <table:table-cell table:formula="of:=[.A66]+0.05" office:value-type="float" office:value="0.35" calcext:value-type="float">
            <text:p>0.35</text:p>
          </table:table-cell>
          <table:table-cell table:formula="of:=1/(1+EXP(-1*[.A67]))" office:value-type="float" office:value="0.58661757891733" calcext:value-type="float">
            <text:p>0.58661757891733</text:p>
          </table:table-cell>
        </table:table-row>
        <table:table-row table:style-name="ro1">
          <table:table-cell table:formula="of:=[.A67]+0.05" office:value-type="float" office:value="0.4" calcext:value-type="float">
            <text:p>0.4</text:p>
          </table:table-cell>
          <table:table-cell table:formula="of:=1/(1+EXP(-1*[.A68]))" office:value-type="float" office:value="0.598687660112452" calcext:value-type="float">
            <text:p>0.598687660112452</text:p>
          </table:table-cell>
        </table:table-row>
        <table:table-row table:style-name="ro1">
          <table:table-cell table:formula="of:=[.A68]+0.05" office:value-type="float" office:value="0.45" calcext:value-type="float">
            <text:p>0.45</text:p>
          </table:table-cell>
          <table:table-cell table:formula="of:=1/(1+EXP(-1*[.A69]))" office:value-type="float" office:value="0.610639233949222" calcext:value-type="float">
            <text:p>0.610639233949222</text:p>
          </table:table-cell>
        </table:table-row>
        <table:table-row table:style-name="ro1">
          <table:table-cell table:formula="of:=[.A69]+0.05" office:value-type="float" office:value="0.5" calcext:value-type="float">
            <text:p>0.5</text:p>
          </table:table-cell>
          <table:table-cell table:formula="of:=1/(1+EXP(-1*[.A70]))" office:value-type="float" office:value="0.622459331201855" calcext:value-type="float">
            <text:p>0.622459331201855</text:p>
          </table:table-cell>
        </table:table-row>
        <table:table-row table:style-name="ro1">
          <table:table-cell table:formula="of:=[.A70]+0.05" office:value-type="float" office:value="0.55" calcext:value-type="float">
            <text:p>0.55</text:p>
          </table:table-cell>
          <table:table-cell table:formula="of:=1/(1+EXP(-1*[.A71]))" office:value-type="float" office:value="0.634135591010801" calcext:value-type="float">
            <text:p>0.634135591010801</text:p>
          </table:table-cell>
        </table:table-row>
        <table:table-row table:style-name="ro1">
          <table:table-cell table:formula="of:=[.A71]+0.05" office:value-type="float" office:value="0.6" calcext:value-type="float">
            <text:p>0.6</text:p>
          </table:table-cell>
          <table:table-cell table:formula="of:=1/(1+EXP(-1*[.A72]))" office:value-type="float" office:value="0.645656306225795" calcext:value-type="float">
            <text:p>0.645656306225795</text:p>
          </table:table-cell>
        </table:table-row>
        <table:table-row table:style-name="ro1">
          <table:table-cell table:formula="of:=[.A72]+0.05" office:value-type="float" office:value="0.65" calcext:value-type="float">
            <text:p>0.65</text:p>
          </table:table-cell>
          <table:table-cell table:formula="of:=1/(1+EXP(-1*[.A73]))" office:value-type="float" office:value="0.657010462673499" calcext:value-type="float">
            <text:p>0.657010462673499</text:p>
          </table:table-cell>
        </table:table-row>
        <table:table-row table:style-name="ro1">
          <table:table-cell table:formula="of:=[.A73]+0.05" office:value-type="float" office:value="0.7" calcext:value-type="float">
            <text:p>0.7</text:p>
          </table:table-cell>
          <table:table-cell table:formula="of:=1/(1+EXP(-1*[.A74]))" office:value-type="float" office:value="0.668187772168166" calcext:value-type="float">
            <text:p>0.668187772168166</text:p>
          </table:table-cell>
        </table:table-row>
        <table:table-row table:style-name="ro1">
          <table:table-cell table:formula="of:=[.A74]+0.05" office:value-type="float" office:value="0.75" calcext:value-type="float">
            <text:p>0.75</text:p>
          </table:table-cell>
          <table:table-cell table:formula="of:=1/(1+EXP(-1*[.A75]))" office:value-type="float" office:value="0.679178699175393" calcext:value-type="float">
            <text:p>0.679178699175393</text:p>
          </table:table-cell>
        </table:table-row>
        <table:table-row table:style-name="ro1">
          <table:table-cell table:formula="of:=[.A75]+0.05" office:value-type="float" office:value="0.8" calcext:value-type="float">
            <text:p>0.8</text:p>
          </table:table-cell>
          <table:table-cell table:formula="of:=1/(1+EXP(-1*[.A76]))" office:value-type="float" office:value="0.689974481127612" calcext:value-type="float">
            <text:p>0.689974481127612</text:p>
          </table:table-cell>
        </table:table-row>
        <table:table-row table:style-name="ro1">
          <table:table-cell table:formula="of:=[.A76]+0.05" office:value-type="float" office:value="0.85" calcext:value-type="float">
            <text:p>0.85</text:p>
          </table:table-cell>
          <table:table-cell table:formula="of:=1/(1+EXP(-1*[.A77]))" office:value-type="float" office:value="0.700567142473973" calcext:value-type="float">
            <text:p>0.700567142473973</text:p>
          </table:table-cell>
        </table:table-row>
        <table:table-row table:style-name="ro1">
          <table:table-cell table:formula="of:=[.A77]+0.05" office:value-type="float" office:value="0.9" calcext:value-type="float">
            <text:p>0.9</text:p>
          </table:table-cell>
          <table:table-cell table:formula="of:=1/(1+EXP(-1*[.A78]))" office:value-type="float" office:value="0.710949502625004" calcext:value-type="float">
            <text:p>0.710949502625004</text:p>
          </table:table-cell>
        </table:table-row>
        <table:table-row table:style-name="ro1">
          <table:table-cell table:formula="of:=[.A78]+0.05" office:value-type="float" office:value="0.95" calcext:value-type="float">
            <text:p>0.95</text:p>
          </table:table-cell>
          <table:table-cell table:formula="of:=1/(1+EXP(-1*[.A79]))" office:value-type="float" office:value="0.721115178022863" calcext:value-type="float">
            <text:p>0.721115178022863</text:p>
          </table:table-cell>
        </table:table-row>
        <table:table-row table:style-name="ro1">
          <table:table-cell table:formula="of:=[.A79]+0.05" office:value-type="float" office:value="1" calcext:value-type="float">
            <text:p>1</text:p>
          </table:table-cell>
          <table:table-cell table:formula="of:=1/(1+EXP(-1*[.A80]))" office:value-type="float" office:value="0.731058578630005" calcext:value-type="float">
            <text:p>0.731058578630005</text:p>
          </table:table-cell>
        </table:table-row>
        <table:table-row table:style-name="ro1">
          <table:table-cell table:formula="of:=[.A80]+0.05" office:value-type="float" office:value="1.05" calcext:value-type="float">
            <text:p>1.05</text:p>
          </table:table-cell>
          <table:table-cell table:formula="of:=1/(1+EXP(-1*[.A81]))" office:value-type="float" office:value="0.740774899182154" calcext:value-type="float">
            <text:p>0.740774899182154</text:p>
          </table:table-cell>
        </table:table-row>
        <table:table-row table:style-name="ro1">
          <table:table-cell table:formula="of:=[.A81]+0.05" office:value-type="float" office:value="1.1" calcext:value-type="float">
            <text:p>1.1</text:p>
          </table:table-cell>
          <table:table-cell table:formula="of:=1/(1+EXP(-1*[.A82]))" office:value-type="float" office:value="0.750260105595118" calcext:value-type="float">
            <text:p>0.750260105595118</text:p>
          </table:table-cell>
        </table:table-row>
        <table:table-row table:style-name="ro1">
          <table:table-cell table:formula="of:=[.A82]+0.05" office:value-type="float" office:value="1.15" calcext:value-type="float">
            <text:p>1.15</text:p>
          </table:table-cell>
          <table:table-cell table:formula="of:=1/(1+EXP(-1*[.A83]))" office:value-type="float" office:value="0.759510916949111" calcext:value-type="float">
            <text:p>0.759510916949111</text:p>
          </table:table-cell>
        </table:table-row>
        <table:table-row table:style-name="ro1">
          <table:table-cell table:formula="of:=[.A83]+0.05" office:value-type="float" office:value="1.2" calcext:value-type="float">
            <text:p>1.2</text:p>
          </table:table-cell>
          <table:table-cell table:formula="of:=1/(1+EXP(-1*[.A84]))" office:value-type="float" office:value="0.768524783499018" calcext:value-type="float">
            <text:p>0.768524783499018</text:p>
          </table:table-cell>
        </table:table-row>
        <table:table-row table:style-name="ro1">
          <table:table-cell table:formula="of:=[.A84]+0.05" office:value-type="float" office:value="1.25" calcext:value-type="float">
            <text:p>1.25</text:p>
          </table:table-cell>
          <table:table-cell table:formula="of:=1/(1+EXP(-1*[.A85]))" office:value-type="float" office:value="0.777299861174691" calcext:value-type="float">
            <text:p>0.777299861174691</text:p>
          </table:table-cell>
        </table:table-row>
        <table:table-row table:style-name="ro1">
          <table:table-cell table:formula="of:=[.A85]+0.05" office:value-type="float" office:value="1.3" calcext:value-type="float">
            <text:p>1.3</text:p>
          </table:table-cell>
          <table:table-cell table:formula="of:=1/(1+EXP(-1*[.A86]))" office:value-type="float" office:value="0.785834983042559" calcext:value-type="float">
            <text:p>0.785834983042559</text:p>
          </table:table-cell>
        </table:table-row>
        <table:table-row table:style-name="ro1">
          <table:table-cell table:formula="of:=[.A86]+0.05" office:value-type="float" office:value="1.35" calcext:value-type="float">
            <text:p>1.35</text:p>
          </table:table-cell>
          <table:table-cell table:formula="of:=1/(1+EXP(-1*[.A87]))" office:value-type="float" office:value="0.794129628199053" calcext:value-type="float">
            <text:p>0.794129628199053</text:p>
          </table:table-cell>
        </table:table-row>
        <table:table-row table:style-name="ro1">
          <table:table-cell table:formula="of:=[.A87]+0.05" office:value-type="float" office:value="1.4" calcext:value-type="float">
            <text:p>1.4</text:p>
          </table:table-cell>
          <table:table-cell table:formula="of:=1/(1+EXP(-1*[.A88]))" office:value-type="float" office:value="0.802183888558582" calcext:value-type="float">
            <text:p>0.802183888558582</text:p>
          </table:table-cell>
        </table:table-row>
        <table:table-row table:style-name="ro1">
          <table:table-cell table:formula="of:=[.A88]+0.05" office:value-type="float" office:value="1.45" calcext:value-type="float">
            <text:p>1.45</text:p>
          </table:table-cell>
          <table:table-cell table:formula="of:=1/(1+EXP(-1*[.A89]))" office:value-type="float" office:value="0.809998433984687" calcext:value-type="float">
            <text:p>0.809998433984687</text:p>
          </table:table-cell>
        </table:table-row>
        <table:table-row table:style-name="ro1">
          <table:table-cell table:formula="of:=[.A89]+0.05" office:value-type="float" office:value="1.5" calcext:value-type="float">
            <text:p>1.5</text:p>
          </table:table-cell>
          <table:table-cell table:formula="of:=1/(1+EXP(-1*[.A90]))" office:value-type="float" office:value="0.817574476193644" calcext:value-type="float">
            <text:p>0.817574476193644</text:p>
          </table:table-cell>
        </table:table-row>
        <table:table-row table:style-name="ro1">
          <table:table-cell table:formula="of:=[.A90]+0.05" office:value-type="float" office:value="1.55" calcext:value-type="float">
            <text:p>1.55</text:p>
          </table:table-cell>
          <table:table-cell table:formula="of:=1/(1+EXP(-1*[.A91]))" office:value-type="float" office:value="0.82491373183596" calcext:value-type="float">
            <text:p>0.82491373183596</text:p>
          </table:table-cell>
        </table:table-row>
        <table:table-row table:style-name="ro1">
          <table:table-cell table:formula="of:=[.A91]+0.05" office:value-type="float" office:value="1.6" calcext:value-type="float">
            <text:p>1.6</text:p>
          </table:table-cell>
          <table:table-cell table:formula="of:=1/(1+EXP(-1*[.A92]))" office:value-type="float" office:value="0.832018385133924" calcext:value-type="float">
            <text:p>0.832018385133924</text:p>
          </table:table-cell>
        </table:table-row>
        <table:table-row table:style-name="ro1">
          <table:table-cell table:formula="of:=[.A92]+0.05" office:value-type="float" office:value="1.65" calcext:value-type="float">
            <text:p>1.65</text:p>
          </table:table-cell>
          <table:table-cell table:formula="of:=1/(1+EXP(-1*[.A93]))" office:value-type="float" office:value="0.838891050423415" calcext:value-type="float">
            <text:p>0.838891050423415</text:p>
          </table:table-cell>
        </table:table-row>
        <table:table-row table:style-name="ro1">
          <table:table-cell table:formula="of:=[.A93]+0.05" office:value-type="float" office:value="1.7" calcext:value-type="float">
            <text:p>1.7</text:p>
          </table:table-cell>
          <table:table-cell table:formula="of:=1/(1+EXP(-1*[.A94]))" office:value-type="float" office:value="0.845534734916465" calcext:value-type="float">
            <text:p>0.845534734916465</text:p>
          </table:table-cell>
        </table:table-row>
        <table:table-row table:style-name="ro1">
          <table:table-cell table:formula="of:=[.A94]+0.05" office:value-type="float" office:value="1.75" calcext:value-type="float">
            <text:p>1.75</text:p>
          </table:table-cell>
          <table:table-cell table:formula="of:=1/(1+EXP(-1*[.A95]))" office:value-type="float" office:value="0.851952801968311" calcext:value-type="float">
            <text:p>0.851952801968311</text:p>
          </table:table-cell>
        </table:table-row>
        <table:table-row table:style-name="ro1">
          <table:table-cell table:formula="of:=[.A95]+0.05" office:value-type="float" office:value="1.8" calcext:value-type="float">
            <text:p>1.8</text:p>
          </table:table-cell>
          <table:table-cell table:formula="of:=1/(1+EXP(-1*[.A96]))" office:value-type="float" office:value="0.858148935099512" calcext:value-type="float">
            <text:p>0.858148935099512</text:p>
          </table:table-cell>
        </table:table-row>
        <table:table-row table:style-name="ro1">
          <table:table-cell table:formula="of:=[.A96]+0.05" office:value-type="float" office:value="1.85" calcext:value-type="float">
            <text:p>1.85</text:p>
          </table:table-cell>
          <table:table-cell table:formula="of:=1/(1+EXP(-1*[.A97]))" office:value-type="float" office:value="0.864127102990906" calcext:value-type="float">
            <text:p>0.864127102990906</text:p>
          </table:table-cell>
        </table:table-row>
        <table:table-row table:style-name="ro1">
          <table:table-cell table:formula="of:=[.A97]+0.05" office:value-type="float" office:value="1.9" calcext:value-type="float">
            <text:p>1.9</text:p>
          </table:table-cell>
          <table:table-cell table:formula="of:=1/(1+EXP(-1*[.A98]))" office:value-type="float" office:value="0.869891525637002" calcext:value-type="float">
            <text:p>0.869891525637002</text:p>
          </table:table-cell>
        </table:table-row>
        <table:table-row table:style-name="ro1">
          <table:table-cell table:formula="of:=[.A98]+0.05" office:value-type="float" office:value="1.95" calcext:value-type="float">
            <text:p>1.95</text:p>
          </table:table-cell>
          <table:table-cell table:formula="of:=1/(1+EXP(-1*[.A99]))" office:value-type="float" office:value="0.875446641812584" calcext:value-type="float">
            <text:p>0.875446641812584</text:p>
          </table:table-cell>
        </table:table-row>
        <table:table-row table:style-name="ro1">
          <table:table-cell table:formula="of:=[.A99]+0.05" office:value-type="float" office:value="2" calcext:value-type="float">
            <text:p>2</text:p>
          </table:table-cell>
          <table:table-cell table:formula="of:=1/(1+EXP(-1*[.A100]))" office:value-type="float" office:value="0.880797077977883" calcext:value-type="float">
            <text:p>0.880797077977883</text:p>
          </table:table-cell>
        </table:table-row>
        <table:table-row table:style-name="ro1">
          <table:table-cell table:formula="of:=[.A100]+0.05" office:value-type="float" office:value="2.05" calcext:value-type="float">
            <text:p>2.05</text:p>
          </table:table-cell>
          <table:table-cell table:formula="of:=1/(1+EXP(-1*[.A101]))" office:value-type="float" office:value="0.885947618720209" calcext:value-type="float">
            <text:p>0.885947618720209</text:p>
          </table:table-cell>
        </table:table-row>
        <table:table-row table:style-name="ro1">
          <table:table-cell table:formula="of:=[.A101]+0.05" office:value-type="float" office:value="2.1" calcext:value-type="float">
            <text:p>2.1</text:p>
          </table:table-cell>
          <table:table-cell table:formula="of:=1/(1+EXP(-1*[.A102]))" office:value-type="float" office:value="0.890903178804387" calcext:value-type="float">
            <text:p>0.890903178804387</text:p>
          </table:table-cell>
        </table:table-row>
        <table:table-row table:style-name="ro1">
          <table:table-cell table:formula="of:=[.A102]+0.05" office:value-type="float" office:value="2.15" calcext:value-type="float">
            <text:p>2.15</text:p>
          </table:table-cell>
          <table:table-cell table:formula="of:=1/(1+EXP(-1*[.A103]))" office:value-type="float" office:value="0.895668776880999" calcext:value-type="float">
            <text:p>0.895668776880999</text:p>
          </table:table-cell>
        </table:table-row>
        <table:table-row table:style-name="ro1">
          <table:table-cell table:formula="of:=[.A103]+0.05" office:value-type="float" office:value="2.2" calcext:value-type="float">
            <text:p>2.2</text:p>
          </table:table-cell>
          <table:table-cell table:formula="of:=1/(1+EXP(-1*[.A104]))" office:value-type="float" office:value="0.900249510880315" calcext:value-type="float">
            <text:p>0.900249510880315</text:p>
          </table:table-cell>
        </table:table-row>
        <table:table-row table:style-name="ro1">
          <table:table-cell table:formula="of:=[.A104]+0.05" office:value-type="float" office:value="2.25" calcext:value-type="float">
            <text:p>2.25</text:p>
          </table:table-cell>
          <table:table-cell table:formula="of:=1/(1+EXP(-1*[.A105]))" office:value-type="float" office:value="0.904650535100891" calcext:value-type="float">
            <text:p>0.904650535100891</text:p>
          </table:table-cell>
        </table:table-row>
        <table:table-row table:style-name="ro1">
          <table:table-cell table:formula="of:=[.A105]+0.05" office:value-type="float" office:value="2.3" calcext:value-type="float">
            <text:p>2.3</text:p>
          </table:table-cell>
          <table:table-cell table:formula="of:=1/(1+EXP(-1*[.A106]))" office:value-type="float" office:value="0.908877038985144" calcext:value-type="float">
            <text:p>0.908877038985144</text:p>
          </table:table-cell>
        </table:table-row>
        <table:table-row table:style-name="ro1">
          <table:table-cell table:formula="of:=[.A106]+0.05" office:value-type="float" office:value="2.35" calcext:value-type="float">
            <text:p>2.35</text:p>
          </table:table-cell>
          <table:table-cell table:formula="of:=1/(1+EXP(-1*[.A107]))" office:value-type="float" office:value="0.912934227559729" calcext:value-type="float">
            <text:p>0.912934227559729</text:p>
          </table:table-cell>
        </table:table-row>
        <table:table-row table:style-name="ro1">
          <table:table-cell table:formula="of:=[.A107]+0.05" office:value-type="float" office:value="2.4" calcext:value-type="float">
            <text:p>2.4</text:p>
          </table:table-cell>
          <table:table-cell table:formula="of:=1/(1+EXP(-1*[.A108]))" office:value-type="float" office:value="0.916827303506078" calcext:value-type="float">
            <text:p>0.916827303506078</text:p>
          </table:table-cell>
        </table:table-row>
        <table:table-row table:style-name="ro1">
          <table:table-cell table:formula="of:=[.A108]+0.05" office:value-type="float" office:value="2.45" calcext:value-type="float">
            <text:p>2.45</text:p>
          </table:table-cell>
          <table:table-cell table:formula="of:=1/(1+EXP(-1*[.A109]))" office:value-type="float" office:value="0.920561450816022" calcext:value-type="float">
            <text:p>0.920561450816022</text:p>
          </table:table-cell>
        </table:table-row>
        <table:table-row table:style-name="ro1">
          <table:table-cell table:formula="of:=[.A109]+0.05" office:value-type="float" office:value="2.5" calcext:value-type="float">
            <text:p>2.5</text:p>
          </table:table-cell>
          <table:table-cell table:formula="of:=1/(1+EXP(-1*[.A110]))" office:value-type="float" office:value="0.924141819978756" calcext:value-type="float">
            <text:p>0.924141819978756</text:p>
          </table:table-cell>
        </table:table-row>
        <table:table-row table:style-name="ro1">
          <table:table-cell table:formula="of:=[.A110]+0.05" office:value-type="float" office:value="2.55" calcext:value-type="float">
            <text:p>2.55</text:p>
          </table:table-cell>
          <table:table-cell table:formula="of:=1/(1+EXP(-1*[.A111]))" office:value-type="float" office:value="0.927573514638482" calcext:value-type="float">
            <text:p>0.927573514638482</text:p>
          </table:table-cell>
        </table:table-row>
        <table:table-row table:style-name="ro1">
          <table:table-cell table:formula="of:=[.A111]+0.05" office:value-type="float" office:value="2.6" calcext:value-type="float">
            <text:p>2.6</text:p>
          </table:table-cell>
          <table:table-cell table:formula="of:=1/(1+EXP(-1*[.A112]))" office:value-type="float" office:value="0.930861579656653" calcext:value-type="float">
            <text:p>0.930861579656653</text:p>
          </table:table-cell>
        </table:table-row>
        <table:table-row table:style-name="ro1">
          <table:table-cell table:formula="of:=[.A112]+0.05" office:value-type="float" office:value="2.65" calcext:value-type="float">
            <text:p>2.65</text:p>
          </table:table-cell>
          <table:table-cell table:formula="of:=1/(1+EXP(-1*[.A113]))" office:value-type="float" office:value="0.934010990508781" calcext:value-type="float">
            <text:p>0.934010990508781</text:p>
          </table:table-cell>
        </table:table-row>
        <table:table-row table:style-name="ro1">
          <table:table-cell table:formula="of:=[.A113]+0.05" office:value-type="float" office:value="2.7" calcext:value-type="float">
            <text:p>2.7</text:p>
          </table:table-cell>
          <table:table-cell table:formula="of:=1/(1+EXP(-1*[.A114]))" office:value-type="float" office:value="0.937026643943003" calcext:value-type="float">
            <text:p>0.937026643943003</text:p>
          </table:table-cell>
        </table:table-row>
        <table:table-row table:style-name="ro1">
          <table:table-cell table:formula="of:=[.A114]+0.05" office:value-type="float" office:value="2.75" calcext:value-type="float">
            <text:p>2.75</text:p>
          </table:table-cell>
          <table:table-cell table:formula="of:=1/(1+EXP(-1*[.A115]))" office:value-type="float" office:value="0.939913349825992" calcext:value-type="float">
            <text:p>0.939913349825992</text:p>
          </table:table-cell>
        </table:table-row>
        <table:table-row table:style-name="ro1">
          <table:table-cell table:formula="of:=[.A115]+0.05" office:value-type="float" office:value="2.8" calcext:value-type="float">
            <text:p>2.8</text:p>
          </table:table-cell>
          <table:table-cell table:formula="of:=1/(1+EXP(-1*[.A116]))" office:value-type="float" office:value="0.942675824101131" calcext:value-type="float">
            <text:p>0.942675824101131</text:p>
          </table:table-cell>
        </table:table-row>
        <table:table-row table:style-name="ro1">
          <table:table-cell table:formula="of:=[.A116]+0.05" office:value-type="float" office:value="2.85" calcext:value-type="float">
            <text:p>2.85</text:p>
          </table:table-cell>
          <table:table-cell table:formula="of:=1/(1+EXP(-1*[.A117]))" office:value-type="float" office:value="0.945318682784059" calcext:value-type="float">
            <text:p>0.945318682784059</text:p>
          </table:table-cell>
        </table:table-row>
        <table:table-row table:style-name="ro1">
          <table:table-cell table:formula="of:=[.A117]+0.05" office:value-type="float" office:value="2.9" calcext:value-type="float">
            <text:p>2.9</text:p>
          </table:table-cell>
          <table:table-cell table:formula="of:=1/(1+EXP(-1*[.A118]))" office:value-type="float" office:value="0.947846436921582" calcext:value-type="float">
            <text:p>0.947846436921582</text:p>
          </table:table-cell>
        </table:table-row>
        <table:table-row table:style-name="ro1">
          <table:table-cell table:formula="of:=[.A118]+0.05" office:value-type="float" office:value="2.95" calcext:value-type="float">
            <text:p>2.95</text:p>
          </table:table-cell>
          <table:table-cell table:formula="of:=1/(1+EXP(-1*[.A119]))" office:value-type="float" office:value="0.950263488441443" calcext:value-type="float">
            <text:p>0.950263488441443</text:p>
          </table:table-cell>
        </table:table-row>
        <table:table-row table:style-name="ro1">
          <table:table-cell table:formula="of:=[.A119]+0.05" office:value-type="float" office:value="3" calcext:value-type="float">
            <text:p>3</text:p>
          </table:table-cell>
          <table:table-cell table:formula="of:=1/(1+EXP(-1*[.A120]))" office:value-type="float" office:value="0.952574126822433" calcext:value-type="float">
            <text:p>0.952574126822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36:31.267231826</meta:creation-date>
    <dc:date>2024-08-19T22:41:45.386954659</dc:date>
    <meta:editing-duration>P4DT1H25M40S</meta:editing-duration>
    <meta:editing-cycles>2</meta:editing-cycles>
    <meta:generator>LibreOffice/7.3.7.2$Linux_X86_64 LibreOffice_project/30$Build-2</meta:generator>
    <meta:document-statistic meta:table-count="1" meta:cell-count="2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82cm" svg:height="11.352cm" xlink:href=".." xlink:type="simple" chart:class="chart:line" chart:style-name="ch1">
        <chart:plot-area chart:style-name="ch2" table:cell-range-address="Sheet1.A2:Sheet1.A120 Sheet1.B1:Sheet1.B120" chart:data-source-has-labels="column" svg:x="0.403cm" svg:y="0.227cm" svg:width="19.376cm" svg:height="10.898cm">
          <chart:coordinate-region svg:x="1.157cm" svg:y="0.426cm" svg:width="18.622cm" svg:height="9.729cm"/>
          <chart:axis chart:dimension="x" chart:name="primary-x" chart:style-name="ch3" chartooo:axis-type="auto">
            <chartooo:date-scale/>
            <chart:categories table:cell-range-address="Sheet1.A2:Sheet1.A1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0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2.9">
                <text:p>-2.9</text:p>
                <draw:g>
                  <svg:desc>Sheet1.A2:Sheet1.A120</svg:desc>
                </draw:g>
              </table:table-cell>
              <table:table-cell office:value-type="float" office:value="0.0497365115585568">
                <text:p>0.0497365115585568</text:p>
                <draw:g>
                  <svg:desc>Sheet1.B1:Sheet1.B120</svg:desc>
                </draw:g>
              </table:table-cell>
            </table:table-row>
            <table:table-row>
              <table:table-cell office:value-type="float" office:value="-2.85">
                <text:p>-2.85</text:p>
              </table:table-cell>
              <table:table-cell office:value-type="float" office:value="0.0521535630784179">
                <text:p>0.0521535630784179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546813172159409">
                <text:p>0.0546813172159409</text:p>
              </table:table-cell>
            </table:table-row>
            <table:table-row>
              <table:table-cell office:value-type="float" office:value="-2.75">
                <text:p>-2.75</text:p>
              </table:table-cell>
              <table:table-cell office:value-type="float" office:value="0.0573241758988689">
                <text:p>0.0573241758988689</text:p>
              </table:table-cell>
            </table:table-row>
            <table:table-row>
              <table:table-cell office:value-type="float" office:value="-2.7">
                <text:p>-2.7</text:p>
              </table:table-cell>
              <table:table-cell office:value-type="float" office:value="0.0600866501740077">
                <text:p>0.0600866501740077</text:p>
              </table:table-cell>
            </table:table-row>
            <table:table-row>
              <table:table-cell office:value-type="float" office:value="-2.65">
                <text:p>-2.65</text:p>
              </table:table-cell>
              <table:table-cell office:value-type="float" office:value="0.0629733560569966">
                <text:p>0.0629733560569966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659890094912189">
                <text:p>0.0659890094912189</text:p>
              </table:table-cell>
            </table:table-row>
            <table:table-row>
              <table:table-cell office:value-type="float" office:value="-2.55">
                <text:p>-2.55</text:p>
              </table:table-cell>
              <table:table-cell office:value-type="float" office:value="0.0691384203433469">
                <text:p>0.0691384203433469</text:p>
              </table:table-cell>
            </table:table-row>
            <table:table-row>
              <table:table-cell office:value-type="float" office:value="-2.5">
                <text:p>-2.5</text:p>
              </table:table-cell>
              <table:table-cell office:value-type="float" office:value="0.0724264853615178">
                <text:p>0.0724264853615178</text:p>
              </table:table-cell>
            </table:table-row>
            <table:table-row>
              <table:table-cell office:value-type="float" office:value="-2.45">
                <text:p>-2.45</text:p>
              </table:table-cell>
              <table:table-cell office:value-type="float" office:value="0.0758581800212436">
                <text:p>0.0758581800212436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794385491839784">
                <text:p>0.0794385491839784</text:p>
              </table:table-cell>
            </table:table-row>
            <table:table-row>
              <table:table-cell office:value-type="float" office:value="-2.35">
                <text:p>-2.35</text:p>
              </table:table-cell>
              <table:table-cell office:value-type="float" office:value="0.0831726964939224">
                <text:p>0.0831726964939224</text:p>
              </table:table-cell>
            </table:table-row>
            <table:table-row>
              <table:table-cell office:value-type="float" office:value="-2.3">
                <text:p>-2.3</text:p>
              </table:table-cell>
              <table:table-cell office:value-type="float" office:value="0.0870657724402713">
                <text:p>0.0870657724402713</text:p>
              </table:table-cell>
            </table:table-row>
            <table:table-row>
              <table:table-cell office:value-type="float" office:value="-2.25">
                <text:p>-2.25</text:p>
              </table:table-cell>
              <table:table-cell office:value-type="float" office:value="0.0911229610148562">
                <text:p>0.0911229610148562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953494648991095">
                <text:p>0.0953494648991095</text:p>
              </table:table-cell>
            </table:table-row>
            <table:table-row>
              <table:table-cell office:value-type="float" office:value="-2.15">
                <text:p>-2.15</text:p>
              </table:table-cell>
              <table:table-cell office:value-type="float" office:value="0.0997504891196851">
                <text:p>0.0997504891196851</text:p>
              </table:table-cell>
            </table:table-row>
            <table:table-row>
              <table:table-cell office:value-type="float" office:value="-2.1">
                <text:p>-2.1</text:p>
              </table:table-cell>
              <table:table-cell office:value-type="float" office:value="0.104331223119001">
                <text:p>0.104331223119001</text:p>
              </table:table-cell>
            </table:table-row>
            <table:table-row>
              <table:table-cell office:value-type="float" office:value="-2.05">
                <text:p>-2.05</text:p>
              </table:table-cell>
              <table:table-cell office:value-type="float" office:value="0.109096821195613">
                <text:p>0.10909682119561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114052381279791">
                <text:p>0.114052381279791</text:p>
              </table:table-cell>
            </table:table-row>
            <table:table-row>
              <table:table-cell office:value-type="float" office:value="-1.95">
                <text:p>-1.95</text:p>
              </table:table-cell>
              <table:table-cell office:value-type="float" office:value="0.119202922022117">
                <text:p>0.119202922022117</text:p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0.124553358187416">
                <text:p>0.124553358187416</text:p>
              </table:table-cell>
            </table:table-row>
            <table:table-row>
              <table:table-cell office:value-type="float" office:value="-1.85">
                <text:p>-1.85</text:p>
              </table:table-cell>
              <table:table-cell office:value-type="float" office:value="0.130108474362998">
                <text:p>0.130108474362998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135872897009094">
                <text:p>0.135872897009094</text:p>
              </table:table-cell>
            </table:table-row>
            <table:table-row>
              <table:table-cell office:value-type="float" office:value="-1.75">
                <text:p>-1.75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0.148047198031689">
                <text:p>0.148047198031689</text:p>
              </table:table-cell>
            </table:table-row>
            <table:table-row>
              <table:table-cell office:value-type="float" office:value="-1.65">
                <text:p>-1.65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61108949576585">
                <text:p>0.161108949576585</text:p>
              </table:table-cell>
            </table:table-row>
            <table:table-row>
              <table:table-cell office:value-type="float" office:value="-1.55">
                <text:p>-1.55</text:p>
              </table:table-cell>
              <table:table-cell office:value-type="float" office:value="0.167981614866075">
                <text:p>0.167981614866075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17508626816404">
                <text:p>0.17508626816404</text:p>
              </table:table-cell>
            </table:table-row>
            <table:table-row>
              <table:table-cell office:value-type="float" office:value="-1.45">
                <text:p>-1.45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90001566015313">
                <text:p>0.190001566015313</text:p>
              </table:table-cell>
            </table:table-row>
            <table:table-row>
              <table:table-cell office:value-type="float" office:value="-1.35">
                <text:p>-1.35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0.205870371800947">
                <text:p>0.205870371800947</text:p>
              </table:table-cell>
            </table:table-row>
            <table:table-row>
              <table:table-cell office:value-type="float" office:value="-1.25">
                <text:p>-1.25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222700138825309">
                <text:p>0.222700138825309</text:p>
              </table:table-cell>
            </table:table-row>
            <table:table-row>
              <table:table-cell office:value-type="float" office:value="-1.15">
                <text:p>-1.15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0.240489083050889">
                <text:p>0.240489083050889</text:p>
              </table:table-cell>
            </table:table-row>
            <table:table-row>
              <table:table-cell office:value-type="float" office:value="-1.05">
                <text:p>-1.05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59225100817846">
                <text:p>0.259225100817846</text:p>
              </table:table-cell>
            </table:table-row>
            <table:table-row>
              <table:table-cell office:value-type="float" office:value="-0.95">
                <text:p>-0.95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278884821977137">
                <text:p>0.278884821977137</text:p>
              </table:table-cell>
            </table:table-row>
            <table:table-row>
              <table:table-cell office:value-type="float" office:value="-0.85">
                <text:p>-0.85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99432857526027">
                <text:p>0.299432857526027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0.320821300824607">
                <text:p>0.320821300824607</text:p>
              </table:table-cell>
            </table:table-row>
            <table:table-row>
              <table:table-cell office:value-type="float" office:value="-0.65">
                <text:p>-0.65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342989537326501">
                <text:p>0.342989537326501</text:p>
              </table:table-cell>
            </table:table-row>
            <table:table-row>
              <table:table-cell office:value-type="float" office:value="-0.55">
                <text:p>-0.55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365864408989199">
                <text:p>0.365864408989199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89360766050778">
                <text:p>0.389360766050778</text:p>
              </table:table-cell>
            </table:table-row>
            <table:table-row>
              <table:table-cell office:value-type="float" office:value="-0.35">
                <text:p>-0.35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.41338242108267">
                <text:p>0.41338242108267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.437823499114202">
                <text:p>0.437823499114202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-0.1">
                <text:p>-0.1</text:p>
              </table:table-cell>
              <table:table-cell office:value-type="float" office:value="0.46257015465625">
                <text:p>0.46257015465625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8750260351579">
                <text:p>0.4875026035157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1249739648421">
                <text:p>0.5124973964842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2497918747894">
                <text:p>0.5249791874789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3742984534375">
                <text:p>0.537429845343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549833997312478">
                <text:p>0.5498339973124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562176500885798">
                <text:p>0.56217650088579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574442516811659">
                <text:p>0.57444251681165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661757891733">
                <text:p>0.5866175789173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598687660112452">
                <text:p>0.59868766011245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10639233949222">
                <text:p>0.61063923394922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622459331201855">
                <text:p>0.62245933120185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34135591010801">
                <text:p>0.63413559101080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45656306225795">
                <text:p>0.64565630622579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57010462673499">
                <text:p>0.65701046267349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68187772168166">
                <text:p>0.66818777216816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79178699175393">
                <text:p>0.6791786991753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89974481127612">
                <text:p>0.6899744811276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00567142473973">
                <text:p>0.70056714247397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710949502625004">
                <text:p>0.7109495026250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1115178022863">
                <text:p>0.72111517802286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731058578630005">
                <text:p>0.73105857863000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740774899182154">
                <text:p>0.74077489918215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750260105595118">
                <text:p>0.75026010559511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59510916949111">
                <text:p>0.75951091694911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768524783499018">
                <text:p>0.76852478349901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777299861174691">
                <text:p>0.77729986117469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785834983042559">
                <text:p>0.78583498304255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794129628199053">
                <text:p>0.79412962819905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802183888558582">
                <text:p>0.80218388855858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809998433984687">
                <text:p>0.80999843398468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817574476193644">
                <text:p>0.8175744761936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82491373183596">
                <text:p>0.8249137318359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832018385133924">
                <text:p>0.83201838513392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838891050423415">
                <text:p>0.83889105042341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845534734916465">
                <text:p>0.84553473491646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851952801968311">
                <text:p>0.85195280196831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858148935099512">
                <text:p>0.85814893509951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864127102990906">
                <text:p>0.86412710299090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869891525637002">
                <text:p>0.869891525637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75446641812584">
                <text:p>0.87544664181258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880797077977883">
                <text:p>0.88079707797788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885947618720209">
                <text:p>0.88594761872020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890903178804387">
                <text:p>0.89090317880438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895668776880999">
                <text:p>0.89566877688099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900249510880315">
                <text:p>0.90024951088031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904650535100891">
                <text:p>0.90465053510089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908877038985144">
                <text:p>0.90887703898514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912934227559729">
                <text:p>0.91293422755972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916827303506078">
                <text:p>0.9168273035060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920561450816022">
                <text:p>0.920561450816022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924141819978756">
                <text:p>0.92414181997875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927573514638482">
                <text:p>0.92757351463848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930861579656653">
                <text:p>0.93086157965665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934010990508781">
                <text:p>0.93401099050878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937026643943003">
                <text:p>0.93702664394300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939913349825992">
                <text:p>0.939913349825992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942675824101131">
                <text:p>0.94267582410113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945318682784059">
                <text:p>0.94531868278405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947846436921582">
                <text:p>0.9478464369215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263488441443">
                <text:p>0.950263488441443</text:p>
              </table:table-cell>
            </table:table-row>
            <table:table-row>
              <table:table-cell office:value-type="string"/>
              <table:table-cell office:value-type="float" office:value="0.952574126822433">
                <text:p>0.952574126822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